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hine.x</text:p>
          </table:table-cell>
          <table:table-cell office:value-type="string" calcext:value-type="string">
            <text:p>chine.y</text:p>
          </table:table-cell>
          <table:table-cell office:value-type="string" calcext:value-type="string">
            <text:p>keel.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a/p-ratio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deadris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37" calcext:value-type="float">
            <text:p>437</text:p>
          </table:table-cell>
          <table:table-cell office:value-type="float" office:value="25" calcext:value-type="float">
            <text:p>25</text:p>
          </table:table-cell>
          <table:table-cell office:value-type="float" office:value="67575" calcext:value-type="float">
            <text:p>67575</text:p>
          </table:table-cell>
          <table:table-cell office:value-type="float" office:value="900.977" calcext:value-type="float">
            <text:p>900.977</text:p>
          </table:table-cell>
          <table:table-cell office:value-type="float" office:value="75.0019" calcext:value-type="float">
            <text:p>75.0019</text:p>
          </table:table-cell>
          <table:table-cell office:value-type="float" office:value="17.5261" calcext:value-type="float">
            <text:p>17.5261</text:p>
          </table:table-cell>
          <table:table-cell office:value-type="float" office:value="68.5371" calcext:value-type="float">
            <text:p>68.53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1" calcext:value-type="float">
            <text:p>391</text:p>
          </table:table-cell>
          <table:table-cell office:value-type="float" office:value="155" calcext:value-type="float">
            <text:p>155</text:p>
          </table:table-cell>
          <table:table-cell office:value-type="float" office:value="65702.5" calcext:value-type="float">
            <text:p>65702.5</text:p>
          </table:table-cell>
          <table:table-cell office:value-type="float" office:value="696.29" calcext:value-type="float">
            <text:p>696.29</text:p>
          </table:table-cell>
          <table:table-cell office:value-type="float" office:value="94.3608" calcext:value-type="float">
            <text:p>94.3608</text:p>
          </table:table-cell>
          <table:table-cell office:value-type="float" office:value="28.1265" calcext:value-type="float">
            <text:p>28.1265</text:p>
          </table:table-cell>
          <table:table-cell office:value-type="float" office:value="68.9157" calcext:value-type="float">
            <text:p>68.91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4" calcext:value-type="float">
            <text:p>404</text:p>
          </table:table-cell>
          <table:table-cell office:value-type="float" office:value="284" calcext:value-type="float">
            <text:p>284</text:p>
          </table:table-cell>
          <table:table-cell office:value-type="float" office:value="65854" calcext:value-type="float">
            <text:p>65854</text:p>
          </table:table-cell>
          <table:table-cell office:value-type="float" office:value="607.638" calcext:value-type="float">
            <text:p>607.638</text:p>
          </table:table-cell>
          <table:table-cell office:value-type="float" office:value="108.377" calcext:value-type="float">
            <text:p>108.377</text:p>
          </table:table-cell>
          <table:table-cell office:value-type="float" office:value="33.0647" calcext:value-type="float">
            <text:p>33.0647</text:p>
          </table:table-cell>
          <table:table-cell office:value-type="float" office:value="72.8659" calcext:value-type="float">
            <text:p>72.86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375" calcext:value-type="float">
            <text:p>375</text:p>
          </table:table-cell>
          <table:table-cell office:value-type="float" office:value="65287.5" calcext:value-type="float">
            <text:p>65287.5</text:p>
          </table:table-cell>
          <table:table-cell office:value-type="float" office:value="586.035" calcext:value-type="float">
            <text:p>586.035</text:p>
          </table:table-cell>
          <table:table-cell office:value-type="float" office:value="111.405" calcext:value-type="float">
            <text:p>111.405</text:p>
          </table:table-cell>
          <table:table-cell office:value-type="float" office:value="34.5655" calcext:value-type="float">
            <text:p>34.5655</text:p>
          </table:table-cell>
          <table:table-cell office:value-type="float" office:value="89.0316" calcext:value-type="float">
            <text:p>89.031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3" calcext:value-type="float">
            <text:p>33</text:p>
          </table:table-cell>
          <table:table-cell office:value-type="float" office:value="442" calcext:value-type="float">
            <text:p>442</text:p>
          </table:table-cell>
          <table:table-cell office:value-type="float" office:value="69924" calcext:value-type="float">
            <text:p>69924</text:p>
          </table:table-cell>
          <table:table-cell office:value-type="float" office:value="537.244" calcext:value-type="float">
            <text:p>537.244</text:p>
          </table:table-cell>
          <table:table-cell office:value-type="float" office:value="130.153" calcext:value-type="float">
            <text:p>130.153</text:p>
          </table:table-cell>
          <table:table-cell office:value-type="float" office:value="10.3052" calcext:value-type="float">
            <text:p>10.3052</text:p>
          </table:table-cell>
          <table:table-cell office:value-type="float" office:value="54.292" calcext:value-type="float">
            <text:p>54.29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348" calcext:value-type="float">
            <text:p>348</text:p>
          </table:table-cell>
          <table:table-cell office:value-type="float" office:value="66318" calcext:value-type="float">
            <text:p>66318</text:p>
          </table:table-cell>
          <table:table-cell office:value-type="float" office:value="475.688" calcext:value-type="float">
            <text:p>475.688</text:p>
          </table:table-cell>
          <table:table-cell office:value-type="float" office:value="139.415" calcext:value-type="float">
            <text:p>139.415</text:p>
          </table:table-cell>
          <table:table-cell office:value-type="float" office:value="24.7219" calcext:value-type="float">
            <text:p>24.7219</text:p>
          </table:table-cell>
          <table:table-cell office:value-type="float" office:value="35.1969" calcext:value-type="float">
            <text:p>35.19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04" calcext:value-type="float">
            <text:p>304</text:p>
          </table:table-cell>
          <table:table-cell office:value-type="float" office:value="328" calcext:value-type="float">
            <text:p>328</text:p>
          </table:table-cell>
          <table:table-cell office:value-type="float" office:value="69380" calcext:value-type="float">
            <text:p>69380</text:p>
          </table:table-cell>
          <table:table-cell office:value-type="float" office:value="488.207" calcext:value-type="float">
            <text:p>488.207</text:p>
          </table:table-cell>
          <table:table-cell office:value-type="float" office:value="142.112" calcext:value-type="float">
            <text:p>142.112</text:p>
          </table:table-cell>
          <table:table-cell office:value-type="float" office:value="27.0164" calcext:value-type="float">
            <text:p>27.0164</text:p>
          </table:table-cell>
          <table:table-cell office:value-type="float" office:value="9.39851" calcext:value-type="float">
            <text:p>9.3985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8" calcext:value-type="float">
            <text:p>208</text:p>
          </table:table-cell>
          <table:table-cell office:value-type="float" office:value="291" calcext:value-type="float">
            <text:p>291</text:p>
          </table:table-cell>
          <table:table-cell office:value-type="float" office:value="69030" calcext:value-type="float">
            <text:p>69030</text:p>
          </table:table-cell>
          <table:table-cell office:value-type="float" office:value="484.738" calcext:value-type="float">
            <text:p>484.738</text:p>
          </table:table-cell>
          <table:table-cell office:value-type="float" office:value="142.407" calcext:value-type="float">
            <text:p>142.407</text:p>
          </table:table-cell>
          <table:table-cell office:value-type="float" office:value="10.8858" calcext:value-type="float">
            <text:p>10.8858</text:p>
          </table:table-cell>
          <table:table-cell office:value-type="float" office:value="17.7052" calcext:value-type="float">
            <text:p>17.705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72" calcext:value-type="float">
            <text:p>172</text:p>
          </table:table-cell>
          <table:table-cell office:value-type="float" office:value="307" calcext:value-type="float">
            <text:p>307</text:p>
          </table:table-cell>
          <table:table-cell office:value-type="float" office:value="69701" calcext:value-type="float">
            <text:p>69701</text:p>
          </table:table-cell>
          <table:table-cell office:value-type="float" office:value="488.83" calcext:value-type="float">
            <text:p>488.83</text:p>
          </table:table-cell>
          <table:table-cell office:value-type="float" office:value="142.587" calcext:value-type="float">
            <text:p>142.587</text:p>
          </table:table-cell>
          <table:table-cell office:value-type="float" office:value="4.65349" calcext:value-type="float">
            <text:p>4.65349</text:p>
          </table:table-cell>
          <table:table-cell office:value-type="float" office:value="25.2694" calcext:value-type="float">
            <text:p>25.269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15" calcext:value-type="float">
            <text:p>215</text:p>
          </table:table-cell>
          <table:table-cell office:value-type="float" office:value="305" calcext:value-type="float">
            <text:p>305</text:p>
          </table:table-cell>
          <table:table-cell office:value-type="float" office:value="69002.5" calcext:value-type="float">
            <text:p>69002.5</text:p>
          </table:table-cell>
          <table:table-cell office:value-type="float" office:value="480.205" calcext:value-type="float">
            <text:p>480.205</text:p>
          </table:table-cell>
          <table:table-cell office:value-type="float" office:value="143.694" calcext:value-type="float">
            <text:p>143.694</text:p>
          </table:table-cell>
          <table:table-cell office:value-type="float" office:value="15.3457" calcext:value-type="float">
            <text:p>15.3457</text:p>
          </table:table-cell>
          <table:table-cell office:value-type="float" office:value="20.4784" calcext:value-type="float">
            <text:p>20.478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97" calcext:value-type="float">
            <text:p>197</text:p>
          </table:table-cell>
          <table:table-cell office:value-type="float" office:value="324" calcext:value-type="float">
            <text:p>324</text:p>
          </table:table-cell>
          <table:table-cell office:value-type="float" office:value="69402" calcext:value-type="float">
            <text:p>69402</text:p>
          </table:table-cell>
          <table:table-cell office:value-type="float" office:value="481.115" calcext:value-type="float">
            <text:p>481.115</text:p>
          </table:table-cell>
          <table:table-cell table:style-name="ce1" office:value-type="float" office:value="144.252" calcext:value-type="float">
            <text:p>144.252</text:p>
          </table:table-cell>
          <table:table-cell table:style-name="ce1" office:value-type="float" office:value="15.3294" calcext:value-type="float">
            <text:p>15.3294</text:p>
          </table:table-cell>
          <table:table-cell table:style-name="ce1" office:value-type="float" office:value="27.3063" calcext:value-type="float">
            <text:p>27.306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float" office:value="324" calcext:value-type="float">
            <text:p>324</text:p>
          </table:table-cell>
          <table:table-cell office:value-type="float" office:value="69468" calcext:value-type="float">
            <text:p>69468</text:p>
          </table:table-cell>
          <table:table-cell office:value-type="float" office:value="480.365" calcext:value-type="float">
            <text:p>480.365</text:p>
          </table:table-cell>
          <table:table-cell office:value-type="float" office:value="144.615" calcext:value-type="float">
            <text:p>144.615</text:p>
          </table:table-cell>
          <table:table-cell office:value-type="float" office:value="20.3398" calcext:value-type="float">
            <text:p>20.3398</text:p>
          </table:table-cell>
          <table:table-cell office:value-type="float" office:value="23.2639" calcext:value-type="float">
            <text:p>23.263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4" calcext:value-type="float">
            <text:p>254</text:p>
          </table:table-cell>
          <table:table-cell office:value-type="float" office:value="327" calcext:value-type="float">
            <text:p>327</text:p>
          </table:table-cell>
          <table:table-cell office:value-type="float" office:value="69982.5" calcext:value-type="float">
            <text:p>69982.5</text:p>
          </table:table-cell>
          <table:table-cell office:value-type="float" office:value="483.063" calcext:value-type="float">
            <text:p>483.063</text:p>
          </table:table-cell>
          <table:table-cell office:value-type="float" office:value="144.872" calcext:value-type="float">
            <text:p>144.872</text:p>
          </table:table-cell>
          <table:table-cell office:value-type="float" office:value="22.4602" calcext:value-type="float">
            <text:p>22.4602</text:p>
          </table:table-cell>
          <table:table-cell office:value-type="float" office:value="20.5244" calcext:value-type="float">
            <text:p>20.524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321" calcext:value-type="float">
            <text:p>321</text:p>
          </table:table-cell>
          <table:table-cell office:value-type="float" office:value="69960" calcext:value-type="float">
            <text:p>69960</text:p>
          </table:table-cell>
          <table:table-cell office:value-type="float" office:value="482.158" calcext:value-type="float">
            <text:p>482.158</text:p>
          </table:table-cell>
          <table:table-cell office:value-type="float" office:value="145.098" calcext:value-type="float">
            <text:p>145.098</text:p>
          </table:table-cell>
          <table:table-cell office:value-type="float" office:value="19.1026" calcext:value-type="float">
            <text:p>19.1026</text:p>
          </table:table-cell>
          <table:table-cell office:value-type="float" office:value="22.2497" calcext:value-type="float">
            <text:p>22.249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322" calcext:value-type="float">
            <text:p>322</text:p>
          </table:table-cell>
          <table:table-cell office:value-type="float" office:value="69964" calcext:value-type="float">
            <text:p>69964</text:p>
          </table:table-cell>
          <table:table-cell office:value-type="float" office:value="482.141" calcext:value-type="float">
            <text:p>482.141</text:p>
          </table:table-cell>
          <table:table-cell office:value-type="float" office:value="145.111" calcext:value-type="float">
            <text:p>145.111</text:p>
          </table:table-cell>
          <table:table-cell office:value-type="float" office:value="18.5875" calcext:value-type="float">
            <text:p>18.5875</text:p>
          </table:table-cell>
          <table:table-cell office:value-type="float" office:value="23.1993" calcext:value-type="float">
            <text:p>23.1993</text:p>
          </table:table-cell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 office:value-type="float" office:value="322" calcext:value-type="float">
            <text:p>322</text:p>
          </table:table-cell>
          <table:table-cell office:value-type="float" office:value="69975" calcext:value-type="float">
            <text:p>69975</text:p>
          </table:table-cell>
          <table:table-cell office:value-type="float" office:value="482.189" calcext:value-type="float">
            <text:p>482.189</text:p>
          </table:table-cell>
          <table:table-cell office:value-type="float" office:value="145.119" calcext:value-type="float">
            <text:p>145.119</text:p>
          </table:table-cell>
          <table:table-cell office:value-type="float" office:value="18.4355" calcext:value-type="float">
            <text:p>18.4355</text:p>
          </table:table-cell>
          <table:table-cell office:value-type="float" office:value="23.3221" calcext:value-type="float">
            <text:p>23.32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322" calcext:value-type="float">
            <text:p>322</text:p>
          </table:table-cell>
          <table:table-cell office:value-type="float" office:value="69986" calcext:value-type="float">
            <text:p>69986</text:p>
          </table:table-cell>
          <table:table-cell office:value-type="float" office:value="482.24" calcext:value-type="float">
            <text:p>482.24</text:p>
          </table:table-cell>
          <table:table-cell table:style-name="ce1" office:value-type="float" office:value="145.127" calcext:value-type="float">
            <text:p>145.127</text:p>
          </table:table-cell>
          <table:table-cell table:style-name="ce1" office:value-type="float" office:value="18.2819" calcext:value-type="float">
            <text:p>18.2819</text:p>
          </table:table-cell>
          <table:table-cell table:style-name="ce1" office:value-type="float" office:value="23.4436" calcext:value-type="float">
            <text:p>23.4436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8" calcext:value-type="float">
            <text:p>198</text:p>
          </table:table-cell>
          <table:table-cell office:value-type="float" office:value="346" calcext:value-type="float">
            <text:p>346</text:p>
          </table:table-cell>
          <table:table-cell office:value-type="float" office:value="69663" calcext:value-type="float">
            <text:p>69663</text:p>
          </table:table-cell>
          <table:table-cell office:value-type="float" office:value="484.023" calcext:value-type="float">
            <text:p>484.023</text:p>
          </table:table-cell>
          <table:table-cell table:style-name="ce1" office:value-type="float" office:value="143.925" calcext:value-type="float">
            <text:p>143.925</text:p>
          </table:table-cell>
          <table:table-cell table:style-name="ce1" office:value-type="float" office:value="19.2132" calcext:value-type="float">
            <text:p>19.2132</text:p>
          </table:table-cell>
          <table:table-cell table:style-name="ce1" office:value-type="float" office:value="32.6484" calcext:value-type="float">
            <text:p>32.64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office:value-type="float" office:value="323" calcext:value-type="float">
            <text:p>323</text:p>
          </table:table-cell>
          <table:table-cell office:value-type="float" office:value="69799" calcext:value-type="float">
            <text:p>69799</text:p>
          </table:table-cell>
          <table:table-cell office:value-type="float" office:value="481.55" calcext:value-type="float">
            <text:p>481.55</text:p>
          </table:table-cell>
          <table:table-cell office:value-type="float" office:value="144.946" calcext:value-type="float">
            <text:p>144.946</text:p>
          </table:table-cell>
          <table:table-cell office:value-type="float" office:value="18.4355" calcext:value-type="float">
            <text:p>18.4355</text:p>
          </table:table-cell>
          <table:table-cell office:value-type="float" office:value="24.0807" calcext:value-type="float">
            <text:p>24.0807</text:p>
          </table:table-cell>
        </table:table-row>
      </table:table>
      <table:table table:name="Verification of Program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hine.x</text:p>
          </table:table-cell>
          <table:table-cell office:value-type="string" calcext:value-type="string">
            <text:p>chine.y</text:p>
          </table:table-cell>
          <table:table-cell office:value-type="string" calcext:value-type="string">
            <text:p>keel.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a/p-ratio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deadris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322" calcext:value-type="float">
            <text:p>322</text:p>
          </table:table-cell>
          <table:table-cell office:value-type="float" office:value="69986" calcext:value-type="float">
            <text:p>69986</text:p>
          </table:table-cell>
          <table:table-cell office:value-type="float" office:value="482.24" calcext:value-type="float">
            <text:p>482.24</text:p>
          </table:table-cell>
          <table:table-cell office:value-type="float" office:value="145.127" calcext:value-type="float">
            <text:p>145.127</text:p>
          </table:table-cell>
          <table:table-cell office:value-type="float" office:value="18.2819" calcext:value-type="float">
            <text:p>18.2819</text:p>
          </table:table-cell>
          <table:table-cell office:value-type="float" office:value="23.4436" calcext:value-type="float">
            <text:p>23.443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ox area:</text:p>
          </table:table-cell>
          <table:table-cell table:formula="of:=[.A2]*[.B2]" office:value-type="float" office:value="50624" calcext:value-type="float">
            <text:p>506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re area:</text:p>
          </table:table-cell>
          <table:table-cell table:formula="of:=(300-[.A2])*[.B2]/2" office:value-type="float" office:value="8288" calcext:value-type="float">
            <text:p>8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drise area</text:p>
          </table:table-cell>
          <table:table-cell table:formula="of:=([.C2]-[.B2])*[.A2]/2" office:value-type="float" office:value="11074" calcext:value-type="float">
            <text:p>11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[.B5]+[.B6]+[.B7]" office:value-type="float" office:value="69986" calcext:value-type="float">
            <text:p>6998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de panel</text:p>
          </table:table-cell>
          <table:table-cell table:formula="of:=SQRT(POWER(300-[.A2];2)+POWER([.B2];2))" office:value-type="float" office:value="235.906761242657" calcext:value-type="float">
            <text:p>235.9067612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tom panel length</text:p>
          </table:table-cell>
          <table:table-cell table:formula="of:=SQRT(POWER([.A2];2)+POWER(([.C2]-[.B2]);2))" office:value-type="float" office:value="246.333107803235" calcext:value-type="float">
            <text:p>246.3331078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imeter</text:p>
          </table:table-cell>
          <table:table-cell table:formula="of:=[.B11]+[.B10]" office:value-type="float" office:value="482.239869045892" calcext:value-type="float">
            <text:p>482.2398690459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/P ratio</text:p>
          </table:table-cell>
          <table:table-cell table:formula="of:=[.B8]/[.B12]" office:value-type="float" office:value="145.126947173544" calcext:value-type="float">
            <text:p>145.126947173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lare</text:p>
          </table:table-cell>
          <table:table-cell table:formula="of:=DEGREES(ACOS([.B2]/[.B10]))" office:value-type="float" office:value="18.2813412029726" calcext:value-type="float">
            <text:p>18.281341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drise</text:p>
          </table:table-cell>
          <table:table-cell table:formula="of:=DEGREES(ACOS([.A2]/[.B11]))" office:value-type="float" office:value="23.4429207149623" calcext:value-type="float">
            <text:p>23.4429207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22:07:11.684602701</meta:creation-date>
    <dc:date>2015-10-15T22:53:39.245055905</dc:date>
    <meta:editing-duration>PT16M5S</meta:editing-duration>
    <meta:editing-cycles>3</meta:editing-cycles>
    <meta:generator>LibreOffice/4.3.3.2$Linux_X86_64 LibreOffice_project/430m0$Build-2</meta:generator>
    <meta:document-statistic meta:table-count="2" meta:cell-count="196" meta:object-count="0"/>
  </office:meta>
</office:document-meta>
</file>